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063a409"/>
    </style:style>
    <style:style style:name="T44" style:family="text">
      <style:text-properties officeooo:rsid="034a2232"/>
    </style:style>
    <style:style style:name="T45" style:family="text">
      <style:text-properties officeooo:rsid="0387836c"/>
    </style:style>
    <style:style style:name="T46" style:family="text">
      <style:text-properties officeooo:rsid="03b4652d"/>
    </style:style>
    <style:style style:name="T47" style:family="text">
      <style:text-properties officeooo:rsid="03e46f2c"/>
    </style:style>
    <style:style style:name="T48" style:family="text">
      <style:text-properties officeooo:rsid="023d18e5"/>
    </style:style>
    <style:style style:name="T49" style:family="text">
      <style:text-properties officeooo:rsid="00836784"/>
    </style:style>
    <style:style style:name="T50" style:family="text">
      <style:text-properties officeooo:rsid="036e9576"/>
    </style:style>
    <style:style style:name="T51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6">Esser-</text:span>Skala, 201<text:span text:style-name="T47">9</text:span></text:p>
      <text:p text:style-name="P19"/>
      <text:p text:style-name="P19"/>
      <text:p text:style-name="P14">© 201<text:span text:style-name="T47">9</text:span> by Wolfgang <text:span text:style-name="T46">Esser-</text:span>Skala. This edition is licensed under the<text:span text:style-name="T44"><text:line-break/></text:span>Creative Commons Attribution<text:span text:style-name="T38">-NonCommercial-ShareAlike</text:span> 4.0 International License.<text:span text:style-name="T44"><text:line-break/></text:span>To view a copy of this license, visit http://creativecommons.org/licenses/by<text:span text:style-name="T39">-nc-sa</text:span>/4.0/.</text:p>
      <text:p text:style-name="P13"/>
      <text:p text:style-name="P15">Music engraving by LilyPond 2.18.0 (http://www.lilypond.org).<text:span text:style-name="T37"><text:line-break/>Front matter</text:span> typeset with EB Garamond (http://www.georgduffner.at/ebgaramond).</text:p>
      <text:p text:style-name="P19"/>
      <text:p text:style-name="P12">First <text:span text:style-name="T40">version</text:span>, <text:span text:style-name="T47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47">30</text:span>).</text:p>
      <text:p text:style-name="P3"/>
      <text:p text:style-name="P4">In general, this edition closely follows the <text:span text:style-name="T45">manuscript</text:span>. Any changes <text:span text:style-name="T3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48"> Ms, manuscript; o</text:span>rg, basses and organ; <text:span text:style-name="T48">r, rest;</text:span> S,<text:span text:style-name="T51"> </text:span>soprano; T<text:span text:style-name="T49">, </text:span>tenor; <text:span text:style-name="T50">vl</text:span>, violin;<text:span text:style-name="T50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46">Esser-</text:span>Skala</text:p>
      <text:p text:style-name="P25"><text:span text:style-name="T44"><text:line-break/></text:span>C O N T E N T S</text:p>
      <text:p text:style-name="P17"/>
      <text:p text:style-name="P16"/>
      <text:p text:style-name="P11"/>
      <text:p text:style-name="P18">1<text:tab/><text:span text:style-name="T47">Dixit Dominus</text:span><text:tab/><text:span text:style-name="T47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1T14:20:52.342432172</dc:date>
    <dc:creator>Wolfgang Skala</dc:creator>
    <meta:editing-duration>P10DT17H44M4S</meta:editing-duration>
    <meta:editing-cycles>937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96" meta:character-count="2442" meta:non-whitespace-character-count="2039"/>
  </office:meta>
</office:document-meta>
</file>